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1.9375in"/>
        </style:tab-stops>
      </style:paragraph-properties>
      <style:text-properties fo:font-weight="bold" style:font-weight-asian="bold" fo:font-size="20pt" style:font-size-asian="20pt"/>
    </style:style>
    <style:style style:name="P2" style:parent-style-name="Standard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1.9375in"/>
        </style:tab-stops>
      </style:paragraph-properties>
      <style:text-properties fo:font-weight="bold" style:font-weight-asian="bold" fo:font-size="14pt" style:font-size-asian="14pt"/>
    </style:style>
    <style:style style:name="P3" style:parent-style-name="Standard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1.9375in"/>
        </style:tab-stops>
      </style:paragraph-properties>
      <style:text-properties fo:font-weight="bold" style:font-weight-asian="bold" fo:font-size="14pt" style:font-size-asian="14pt"/>
    </style:style>
    <style:style style:name="P4" style:parent-style-name="Standard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1.9375in"/>
        </style:tab-stops>
      </style:paragraph-properties>
      <style:text-properties fo:font-weight="bold" style:font-weight-asian="bold" fo:font-size="14pt" style:font-size-asian="14pt"/>
    </style:style>
    <style:style style:name="P5" style:parent-style-name="Standard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1.9375in"/>
        </style:tab-stops>
      </style:paragraph-properties>
    </style:style>
    <style:style style:name="T6" style:parent-style-name="Absatz-Standardschriftart" style:family="text"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Klasse</text:p>
      <text:p text:style-name="P2">Name:</text:p>
      <text:p text:style-name="P3">ID:<text:tab/><text:tab/><text:tab/><text:tab/><text:tab/><text:tab/><text:tab/>Datum:</text:p>
      <text:p text:style-name="P4">Funktion der Klasse:</text:p>
      <text:p text:style-name="P5"><text:span text:style-name="T6">Wichtige Methoden: (Beispiel: Render: -&gt;Sample | Radiance-&gt; | Wandelt Samples in Radiance um. Ist die Hauptmethode dieser Klasse.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 Jeremy Funk</meta:initial-creator>
    <dc:creator>Nathan Jeremy Funk</dc:creator>
    <meta:creation-date>2018-09-05T17:54:00Z</meta:creation-date>
    <dc:date>2018-09-05T18:03:00Z</dc:date>
    <meta:template xlink:href="Normal" xlink:type="simple"/>
    <meta:editing-cycles>1</meta:editing-cycles>
    <meta:editing-duration>PT0S</meta:editing-duration>
    <meta:document-statistic meta:page-count="1" meta:paragraph-count="1" meta:word-count="24" meta:character-count="181" meta:row-count="1" meta:non-whitespace-character-count="158"/>
  </office:meta>
</office:document-meta>
</file>